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4pt" style:text-underline-style="solid" style:text-underline-width="auto" style:text-underline-color="font-color" officeooo:rsid="0014f796" officeooo:paragraph-rsid="0014f796" style:font-size-asian="19.25pt" style:font-size-complex="2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Open Sans SemiBold" fo:font-size="16pt" style:text-underline-style="none" officeooo:rsid="0014f796" officeooo:paragraph-rsid="0014f796" style:font-size-asian="19.25pt" style:font-size-complex="22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Open Sans SemiBold" fo:font-size="16pt" style:text-underline-style="none" officeooo:rsid="0019cf72" officeooo:paragraph-rsid="0019cf72" style:font-size-asian="19.25pt" style:font-size-complex="2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Open Sans SemiBold" fo:font-size="16pt" style:text-underline-style="none" officeooo:rsid="001beee6" officeooo:paragraph-rsid="001beee6" style:font-size-asian="19.25pt" style:font-size-complex="2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Open Sans SemiBold" fo:font-size="16pt" style:text-underline-style="none" officeooo:rsid="001dce70" officeooo:paragraph-rsid="001dce70" style:font-size-asian="19.25pt" style:font-size-complex="22pt"/>
    </style:style>
    <style:style style:name="T1" style:family="text">
      <style:text-properties fo:color="#2a6099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</text:p>
      <text:p text:style-name="P1"/>
      <text:list text:style-name="L1">
        <text:list-item>
          <text:p text:style-name="P2"><text:a xlink:type="simple" xlink:href="../1.odt" text:style-name="Internet_20_link" text:visited-style-name="Visited_20_Internet_20_Link"><text:span text:style-name="T1">Javascript definition and basic terminologies</text:span></text:a></text:p>
        </text:list-item>
        <text:list-item>
          <text:p text:style-name="P2"><text:a xlink:type="simple" xlink:href="../2.odt" text:style-name="Internet_20_link" text:visited-style-name="Visited_20_Internet_20_Link"><text:span text:style-name="T1">Javascript internal working – The V8 Js engine</text:span></text:a></text:p>
        </text:list-item>
        <text:list-item>
          <text:p text:style-name="P3"><text:a xlink:type="simple" xlink:href="../3.odt" text:style-name="Internet_20_link" text:visited-style-name="Visited_20_Internet_20_Link"><text:span text:style-name="T1">Closures in Javascript</text:span></text:a></text:p>
        </text:list-item>
        <text:list-item>
          <text:p text:style-name="P3"><text:a xlink:type="simple" xlink:href="../4.odt" text:style-name="Internet_20_link" text:visited-style-name="Visited_20_Internet_20_Link"><text:span text:style-name="T1">Object Oriented Programming in Javascript</text:span></text:a></text:p>
        </text:list-item>
        <text:list-item>
          <text:p text:style-name="P4"><text:a xlink:type="simple" xlink:href="../5.odt" text:style-name="Internet_20_link" text:visited-style-name="Visited_20_Internet_20_Link"><text:span text:style-name="T1">Javascript Event Loop</text:span></text:a></text:p>
        </text:list-item>
        <text:list-item>
          <text:p text:style-name="P5">Loops in JS</text:p>
        </text:list-item>
        <text:list-item>
          <text:p text:style-name="P5">DOM</text:p>
        </text:list-item>
        <text:list-item>
          <text:p text:style-name="P5">String and basic string methods</text:p>
        </text:list-item>
        <text:list-item>
          <text:p text:style-name="P5">Array and basic array methods</text:p>
        </text:list-item>
        <text:list-item>
          <text:p text:style-name="P5">Objects in J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6:38:53.704982183</meta:creation-date>
    <meta:generator>LibreOffice/7.5.1.2$Linux_X86_64 LibreOffice_project/50$Build-2</meta:generator>
    <dc:date>2023-04-09T22:22:49.077128080</dc:date>
    <meta:editing-duration>PT2H14M19S</meta:editing-duration>
    <meta:editing-cycles>5</meta:editing-cycles>
    <meta:document-statistic meta:table-count="0" meta:image-count="0" meta:object-count="0" meta:page-count="1" meta:paragraph-count="11" meta:word-count="51" meta:character-count="288" meta:non-whitespace-character-count="257"/>
  </office:meta>
</office:document-meta>
</file>